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807b"/>
    </style:style>
    <style:style style:name="T1" style:family="text">
      <style:text-properties officeooo:rsid="001b8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employee(</text:p>
      <text:p text:style-name="Standard"><text:tab/>"empid", "empname", "salary", "dob")</text:p>
      <text:p text:style-name="Standard"><text:tab/>VALUES (1, 'Ram', 20000, '21/02/2001');</text:p>
      <text:p text:style-name="Standard"><text:tab/></text:p>
      <text:p text:style-name="Standard"><text:s text:c="4"/>VALUES (2, 'Om', 50000, '02/12/2002');</text:p>
      <text:p text:style-name="Standard"/>
      <text:p text:style-name="Standard"><text:s text:c="4"/>VALUES (3, 'Shiv', 80000, '30/06/1999');</text:p>
      <text:p text:style-name="Standard"><text:tab/></text:p>
      <text:p text:style-name="Standard"><text:tab/>SELECT * FROM Employee;</text:p>
      <text:p text:style-name="Standard"><text:tab/></text:p>
      <text:p text:style-name="Standard"><text:tab/>UPDATE employee</text:p>
      <text:p text:style-name="Standard"><text:tab/>SET <text:s/>"empname"='Madhav', "salary"=950000, "dob"='25/03/1998'</text:p>
      <text:p text:style-name="Standard"><text:tab/>WHERE "empid"=3;</text:p>
      <text:p text:style-name="Standard"><text:tab/></text:p>
      <text:p text:style-name="Standard">DELETE FROM employee</text:p>
      <text:p text:style-name="Standard"><text:tab/>WHERE "empid"=2;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5:12:59.547898704</meta:creation-date>
    <dc:date>2025-02-03T15:21:58.213889792</dc:date>
    <meta:editing-duration>PT8M59S</meta:editing-duration>
    <meta:editing-cycles>1</meta:editing-cycles>
    <meta:document-statistic meta:table-count="0" meta:image-count="0" meta:object-count="0" meta:page-count="1" meta:paragraph-count="16" meta:word-count="39" meta:character-count="344" meta:non-whitespace-character-count="295"/>
    <meta:generator>LibreOffice/7.3.7.2$Linux_X86_64 LibreOffice_project/30$Build-2</meta:generator>
  </office:meta>
</office:document-meta>
</file>